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left="0.5in" fo:margin-right="0in" fo:margin-top="0in" fo:margin-bottom="0in" loext:contextual-spacing="false" fo:text-indent="0in" style:auto-text-indent="false"/>
    </style:style>
    <style:style style:name="P2" style:family="paragraph" style:parent-style-name="Standard">
      <style:paragraph-properties fo:margin-left="0.5in" fo:margin-right="0in" fo:margin-top="0in" fo:margin-bottom="0in" loext:contextual-spacing="false" fo:text-indent="0in" style:auto-text-indent="false"/>
      <style:text-properties fo:font-style="italic" style:font-style-asian="italic"/>
    </style:style>
    <style:style style:name="P3" style:family="paragraph" style:parent-style-name="Standard">
      <style:paragraph-properties fo:margin-left="0.5in" fo:margin-right="0in" fo:margin-top="0in" fo:margin-bottom="0in" loext:contextual-spacing="false" fo:text-indent="0in" style:auto-text-indent="false"/>
      <style:text-properties style:font-name="Consolas" fo:font-size="8pt" style:font-name-asian="Consolas1" style:font-size-asian="8pt" style:font-name-complex="Consolas1" style:font-size-complex="8pt"/>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top="0in" fo:margin-bottom="0in" loext:contextual-spacing="false"/>
      <style:text-properties fo:font-weight="bold" style:font-weight-asian="bold"/>
    </style:style>
    <style:style style:name="P6" style:family="paragraph" style:parent-style-name="Standard" style:master-page-name="Converted1">
      <style:paragraph-properties fo:margin-top="0in" fo:margin-bottom="0in" loext:contextual-spacing="false" fo:line-height="100%" style:page-number="auto"/>
    </style:style>
    <style:style style:name="P7" style:family="paragraph" style:parent-style-name="Standard" style:master-page-name="Converted2">
      <style:paragraph-properties fo:margin-top="0in" fo:margin-bottom="0in" loext:contextual-spacing="false" fo:line-height="100%" style:page-number="auto"/>
    </style:style>
    <style:style style:name="P8" style:family="paragraph" style:parent-style-name="Standard" style:list-style-name="WWNum2">
      <style:paragraph-properties fo:margin-left="0.5in" fo:margin-right="0in" fo:text-indent="-0.25in" style:auto-text-indent="false"/>
    </style:style>
    <style:style style:name="P9" style:family="paragraph" style:parent-style-name="Standard" style:list-style-name="WWNum1">
      <style:paragraph-properties fo:margin-left="0.5in" fo:margin-right="0in" fo:margin-top="0in" fo:margin-bottom="0in" loext:contextual-spacing="true" fo:text-indent="-0.25in" style:auto-text-indent="false"/>
    </style:style>
    <style:style style:name="P10" style:family="paragraph" style:parent-style-name="Standard">
      <style:paragraph-properties fo:margin-left="0in" fo:margin-right="0in" fo:margin-top="0in" fo:margin-bottom="0in" loext:contextual-spacing="false" fo:text-indent="0.5in" style:auto-text-indent="false"/>
    </style:style>
    <style:style style:name="P11" style:family="paragraph" style:parent-style-name="Heading_20_2">
      <style:paragraph-properties fo:margin-top="0.139in" fo:margin-bottom="0.0693in" loext:contextual-spacing="false" fo:line-height="100%"/>
    </style:style>
    <style:style style:name="P12" style:family="paragraph" style:parent-style-name="Heading_20_1">
      <style:paragraph-properties fo:margin-top="0.139in" fo:margin-bottom="0in" loext:contextual-spacing="false" fo:line-height="100%"/>
    </style:style>
    <style:style style:name="P13" style:family="paragraph" style:parent-style-name="Title" style:master-page-name="Standard">
      <style:paragraph-properties fo:margin-top="0in" fo:margin-bottom="0in" loext:contextual-spacing="false" fo:line-height="100%" style:page-number="1"/>
    </style:style>
    <style:style style:name="T1" style:family="text">
      <style:text-properties style:font-name="Trebuchet MS" fo:font-size="21pt" style:font-name-asian="Trebuchet MS1" style:font-size-asian="21pt" style:font-name-complex="Trebuchet MS1" style:font-size-complex="21pt"/>
    </style:style>
    <style:style style:name="T2" style:family="text">
      <style:text-properties style:font-name="Trebuchet MS" fo:font-size="16pt" style:font-name-asian="Trebuchet MS1" style:font-size-asian="16pt" style:font-name-complex="Trebuchet MS1" style:font-size-complex="16pt"/>
    </style:style>
    <style:style style:name="T3" style:family="text">
      <style:text-properties style:font-name="Trebuchet MS" fo:font-size="13pt" fo:font-weight="bold" style:font-name-asian="Trebuchet MS1" style:font-size-asian="13pt" style:font-weight-asian="bold" style:font-name-complex="Trebuchet MS1" style:font-size-complex="13pt"/>
    </style:style>
    <style:style style:name="T4" style:family="text">
      <style:text-properties fo:font-style="italic" style:font-style-asian="italic"/>
    </style:style>
    <style:style style:name="T5" style:family="text">
      <style:text-properties style:font-name="Consolas" style:font-name-asian="Consolas1" style:font-name-complex="Consolas1"/>
    </style:style>
    <style:style style:name="T6" style:family="text">
      <style:text-properties style:font-name="Consolas" fo:font-size="8pt" style:font-name-asian="Consolas1" style:font-size-asian="8pt" style:font-name-complex="Consolas1" style:font-size-complex="8pt"/>
    </style:style>
    <style:style style:name="T7" style:family="text">
      <style:text-properties style:font-name="Consolas" fo:font-weight="bold" style:font-name-asian="Consolas1" style:font-weight-asian="bold" style:font-name-complex="Consolas1"/>
    </style:style>
    <style:style style:name="T8" style:family="text">
      <style:text-properties fo:font-weight="bold" style:font-weight-asian="bold"/>
    </style:style>
    <style:style style:name="T9" style:family="text">
      <style:text-properties fo:color="#1155cc" style:text-underline-style="solid" style:text-underline-width="auto" style:text-underline-color="font-color"/>
    </style:style>
    <style:style style:name="T10" style:family="text">
      <style:text-properties style:text-position="super 58%"/>
    </style:style>
    <style:style style:name="T11" style:family="text">
      <style:text-properties fo:font-size="10pt" style:font-size-asian="10pt" style:font-size-complex="10pt"/>
    </style:style>
    <style:style style:name="T12" style:family="text">
      <style:text-properties fo:font-size="10pt" fo:font-style="italic" style:font-size-asian="10pt" style:font-style-asian="italic"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mekbhdh9w5jw"/><text:span text:style-name="T1">Worksheet 1, Part 1 (Understanding the code)</text:span></text:p>
      <text:p text:style-name="P1"><text:span text:style-name="T4">Indented sections contain optional but useful information. Read the worksheet and answer the questions in bold. These worksheets will help you get going and understand the programmes and the code. Add the answers to the appendix of your final report. You need to have the answers, but they will not count towards the grade. </text:span></text:p>
      <text:p text:style-name="P2"/>
      <text:p text:style-name="P1"><text:span text:style-name="T4">While you only need one finished worksheet per group, we recommend that you each try to do the worksheets independently, and then get together to work on the report.</text:span></text:p>
      <text:p text:style-name="P2"/>
      <text:p text:style-name="P1"><text:span text:style-name="T4">Feel free to add comments if you spot a mistake or if something's unclear. (Select the text you got stuck on, and press the comment button in the right margin.)</text:span></text:p>
      <text:p text:style-name="P4"/>
      <text:p text:style-name="P4">In this worksheet we will investigate the code and will help you get going. In the second part of this milestone (in a separate Milestone google-doc) you will work on our first real bots: the minimax bot, and the alphabeta bot.</text:p>
      <text:p text:style-name="P4"/>
      <text:p text:style-name="P4">Before starting, make sure you have followed the instructions under <text:span text:style-name="T4">Getting started</text:span> on blackboard and you now have:</text:p>
      <text:list xml:id="list9222270202843092657" text:style-name="WWNum2">
        <text:list-item>
          <text:p text:style-name="P8">a working version of the schnapsen code. Clone the git and check out the README. </text:p>
        </text:list-item>
        <text:list-item>
          <text:p text:style-name="P8">a working installation of PyCharm (or some other IDE if you prefer)</text:p>
        </text:list-item>
      </text:list>
      <text:p text:style-name="P12"><text:bookmark text:name="_3u118bg5tiqw"/><text:span text:style-name="T2">Running a game from the command line</text:span></text:p>
      <text:p text:style-name="P4"/>
      <text:p text:style-name="P4">The basic engine comes with three basic bots: <text:span text:style-name="T5">rand</text:span>, <text:span text:style-name="T5">bully</text:span> and <text:span text:style-name="T5">rdeep</text:span> (the rest you can ignore for now). To try them out, open a command line (a command prompt on windows, a terminal on OSX and linux), go to the directory of your project, and execute the following command:</text:p>
      <text:p text:style-name="P4"/>
      <text:p text:style-name="P10">python play.py -1 rand -2 bully</text:p>
      <text:p text:style-name="P4"/>
      <text:p text:style-name="P4">This plays a game between the rand player and the bully player. It provides some textual output to show how the game is progressing. At every plie (half a turn) you will see what move the player made and a concise overview of the board. Something like this:</text:p>
      <text:p text:style-name="P4"/>
      <text:p text:style-name="P1"><text:span text:style-name="T6">* <text:s text:c="2"/>Player 1 plays: KC</text:span></text:p>
      <text:p text:style-name="P1"><text:span text:style-name="T6">The game is in phase: 1</text:span></text:p>
      <text:p text:style-name="P1"><text:span text:style-name="T6">Player 1's points: 21, pending: 0</text:span></text:p>
      <text:p text:style-name="P1"><text:span text:style-name="T6">Player 2's points: 25, pending: 0</text:span></text:p>
      <text:p text:style-name="P1"><text:span text:style-name="T6">Player 1's hand: 10C JC AD QD QH</text:span></text:p>
      <text:p text:style-name="P1"><text:soft-page-break/><text:span text:style-name="T6">Player 2's hand: AC KD 10H KS QS</text:span></text:p>
      <text:p text:style-name="P1"><text:span text:style-name="T6">There are 2 cards in the stock</text:span></text:p>
      <text:p text:style-name="P3"/>
      <text:p text:style-name="P3"/>
      <text:p text:style-name="P4">The first line signifies that player 1 has played the King of Clubs card. Internally these cards are represented by indices from 0 to 19. To make the translation between indices and card names, use util.get_card_name(index), which returns the <text:span text:style-name="T8">rank</text:span> and the <text:span text:style-name="T8">suit</text:span> of the card as a tuple. Alternatively, use util.get_rank(index) and util.get_suit(index) for each property alone. In this case it is a King of Clubs. Have a look at the <text:a xlink:type="simple" xlink:href="https://github.com/intelligent-systems-course/schnapsen" text:style-name="Internet_20_link" text:visited-style-name="Visited_20_Internet_20_Link"><text:span text:style-name="T9">GitHub readme</text:span></text:a> or at the top of __deck.py to see the convention used for encoding cards into indices.</text:p>
      <text:p text:style-name="P4"/>
      <text:p text:style-name="P1"><text:span text:style-name="T6">&gt;&gt;&gt; util.get_card_name(2)</text:span></text:p>
      <text:p text:style-name="P1"><text:span text:style-name="T6">('K', 'C')</text:span></text:p>
      <text:p text:style-name="P3"/>
      <text:p text:style-name="P4"/>
      <text:p text:style-name="P4">Run </text:p>
      <text:p text:style-name="P4"/>
      <text:p text:style-name="P1"><text:span text:style-name="T5">python play.py --help</text:span></text:p>
      <text:p text:style-name="P4"/>
      <text:p text:style-name="P4">To see what other options there are.</text:p>
      <text:p text:style-name="P4"/>
      <text:p text:style-name="P4">The game engine will provide the necessary information for you to understand how the bots played their game.</text:p>
      <text:p text:style-name="P4"/>
      <text:p text:style-name="P4">There is a lot of randomness in the game when the cards are distributed to the players and the pile. To get an accurate sense of whether one player is better than another, you'll need to play a number of different games. This is where the <text:span text:style-name="T5">tournament.py</text:span> script comes in. If you run <text:span text:style-name="T5">python tournament.py</text:span> it'll play a round-robin tournament between <text:span text:style-name="T5">bully</text:span>, <text:span text:style-name="T5">rand</text:span> and<text:span text:style-name="T5"> rdeep</text:span> where every pair of players play 10 matches. You may want to get a cup of coffee while it runs. </text:p>
      <text:p text:style-name="P5"/>
      <text:p text:style-name="P4"><text:span text:style-name="T8">Question 1) Which of the three default bots does the best? Add the output to your report.</text:span></text:p>
      <text:p text:style-name="P4"/>
      <text:p text:style-name="P4">Run <text:span text:style-name="T5">python tournament.py --help</text:span> to see how you can change the players, and the number of games played. </text:p>
      <text:p text:style-name="P12"><text:bookmark text:name="_3yd3p0avmsjx"/><text:span text:style-name="T2">Inspecting the code</text:span></text:p>
      <text:p text:style-name="P11"><text:bookmark text:name="_rtpu1ilfadx0"/><text:span text:style-name="T3">rand.py</text:span></text:p>
      <text:p text:style-name="P4">Now let's have a look at how the bots work. Open the file <text:span text:style-name="T5">bots/rand/rand.py</text:span> in PyCharm. Each bot is a class called Bot. </text:p>
      <text:p text:style-name="P4"><text:soft-page-break/></text:p>
      <text:p text:style-name="P1">If your memory of object-oriented programming in python is a little hazy, or if you learned for Java, but you don't know exactly how it works in python: have a look at this page:</text:p>
      <text:p text:style-name="P1"><text:tab/><text:a xlink:type="simple" xlink:href="https://www.learnpython.org/en/Classes_and_Objects" text:style-name="Internet_20_link" text:visited-style-name="Visited_20_Internet_20_Link"><text:span text:style-name="T9">https://www.learnpython.org/en/Classes_and_Objects</text:span></text:a></text:p>
      <text:p text:style-name="P1"/>
      <text:p text:style-name="P4">As you can see, the rand bot contains nothing but an empty constructor<text:note text:id="ftn1" text:note-class="footnote"><text:note-citation>1</text:note-citation><text:note-body><text:p text:style-name="P6"><text:span text:style-name="T10"/><text:span text:style-name="T11"> The empty constructor is required for the command line tools play.py and tournament.py to be able to create the bot from a string description.</text:span></text:p></text:note-body></text:note>, and one method: <text:span text:style-name="T5">get_move(self, state)</text:span>. This is the only method you need to implement to get a working bot. It receives a description of a game state, and returns a move. A move is always a pair of two elements, each of which can be either an integer or None. Note that it is not an option to pass, therefore (None, None) is not a valid move.</text:p>
      <text:p text:style-name="P4"/>
      <text:p text:style-name="P4">As you can see, in the rand bot, the state object does almost all the work: <text:span text:style-name="T5">state.moves()</text:span> gives you a list of legal moves. The rand Bot simply makes a random choice from this list using the function <text:span text:style-name="T5">random.choice()</text:span> from the python library.</text:p>
      <text:p text:style-name="P4"/>
      <text:p text:style-name="P4">If you want to see what happens when you make a given move, just do</text:p>
      <text:p text:style-name="P1"><text:span text:style-name="T5">next_state = state.next(move)</text:span></text:p>
      <text:p text:style-name="P4">And you get a state representing the outcome.</text:p>
      <text:p text:style-name="P4"/>
      <text:p text:style-name="P1">What else can the State object do for you? You can look at the code in <text:span text:style-name="T5">api/_state.py</text:span>.</text:p>
      <text:p text:style-name="P11"><text:bookmark text:name="_xdy9v8lc8h62"/><text:span text:style-name="T3">bully.py</text:span></text:p>
      <text:p text:style-name="P4">Bully is a deterministic bot: given the same state it will always do the same thing. We've removed part of the explanation from the comments. </text:p>
      <text:p text:style-name="P4"/>
      <text:p text:style-name="P4"><text:span text:style-name="T8">Question 2) Have a look at the code: what strategy does the bully bot use? </text:span></text:p>
      <text:p text:style-name="P11"><text:bookmark text:name="_fthmryrpj66f"/><text:span text:style-name="T3">rdeep.py</text:span></text:p>
      <text:p text:style-name="P4">The lectures discuss the <text:span text:style-name="T4">hillclimbing </text:span>strategy: look one move ahead and pick the move that leads to the best heuristic. The heuristic we'll use is the percentage of the total ships (in fleets and on planets) that are ours. The higher this value,the better the state is for us. Imagine doing hillclimbing with this heuristic.</text:p>
      <text:p text:style-name="P4"/>
      <text:p text:style-name="P4"><text:span text:style-name="T8">Question 3) For our game, this strategy would be no good. Why not?</text:span></text:p>
      <text:p text:style-name="P5"/>
      <text:p text:style-name="P4">In order to avoid this issue, we need to look further ahead than the hillclimbing strategy does. <text:span text:style-name="T5">rdeep.py</text:span> does this in the simplest way we could think of. Make eight random moves and look at the value of the resulting state. Do this a few times and average the values found. This method is called Perfect-Information Monte-Carlo Sampling (PIMC).</text:p>
      <text:p text:style-name="P4"/>
      <text:p text:style-name="P4">Run a tournament between<text:span text:style-name="T5"> rdeep </text:span>and <text:span text:style-name="T5">rand</text:span>. Most likely, rdeep will win a few more games than rand. But does the difference really mean <text:span text:style-name="T5">rdeep</text:span> is better? It might just be that<text:span text:style-name="T5"> rdeep</text:span> is no better than<text:span text:style-name="T5"> rand</text:span> and won by pure luck.</text:p>
      <text:p text:style-name="P4"/>
      <text:p text:style-name="P4"><text:soft-page-break/><text:span text:style-name="T8">Question 4) If you wanted to provide scientific evidence that </text:span><text:span text:style-name="T7">rdeep</text:span><text:span text:style-name="T8"> is better than </text:span><text:span text:style-name="T7">rand</text:span><text:span text:style-name="T8">, how would you go about it?</text:span></text:p>
      <text:p text:style-name="P11"><text:bookmark text:name="_ub6f2g5vfmjt"/><text:span text:style-name="T3">mybot.py</text:span></text:p>
      <text:p text:style-name="P4">It's time to write your own bot. Think of a simple strategy that is easy to implement. To create the bot follow these steps:</text:p>
      <text:list xml:id="list8090138807885163844" text:style-name="WWNum1">
        <text:list-item>
          <text:p text:style-name="P9">Create the directory bots/mybot</text:p>
        </text:list-item>
        <text:list-item>
          <text:p text:style-name="P9">Add an empty file __init__.py, or copy it from one of the other bot directories.<text:note text:id="ftn2" text:note-class="footnote"><text:note-citation>2</text:note-citation><text:note-body><text:p text:style-name="P7"><text:span text:style-name="T10"/><text:span text:style-name="T11"> This turns your directory into a python </text:span><text:span text:style-name="T12">module</text:span><text:span text:style-name="T11">. In python 3 this is no longer necessary.</text:span></text:p></text:note-body></text:note></text:p>
        </text:list-item>
        <text:list-item>
          <text:p text:style-name="P9">Copy rand.py to the directory mybot, and rename it to mybot.py</text:p>
        </text:list-item>
        <text:list-item>
          <text:p text:style-name="P9">Change the implementation of get_move(state). Keep the method signature (line 16) exactly as it is.</text:p>
        </text:list-item>
      </text:list>
      <text:p text:style-name="P4"/>
      <text:p text:style-name="P4">Make sure your bot always returns either a pair elements that are each either int or None. Try playing a tournament against <text:span text:style-name="T5">rand</text:span>. See if you can get a decent margin.</text:p>
      <text:p text:style-name="P1"/>
      <text:p text:style-name="P1">If your bot has parameters (like a search depth, or a pre-programmed probability of doing nothing) you can add these to the constructor. Have a look at rdeep.py to see how this is done.</text:p>
      <text:p text:style-name="P1"/>
      <text:p text:style-name="P1">To get some examples of how to talk to the API, see the README.md</text:p>
      <text:p text:style-name="P4"/>
      <text:p text:style-name="P4"><text:span text:style-name="T8">Question 5) Add your implementation of get_move() and the result of a tournament against rand to your rep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61" meta:word-count="1284" meta:character-count="7105" meta:non-whitespace-character-count="5879"/>
    <meta:generator>LibreOfficeDev/5.1.0.3$Linux_X86_64 LibreOffice_project/</meta:generator>
  </office:meta>
</office:document-meta>
</file>